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hermPoster" svg:font-family="ChermPoste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ionPro-SemiboldCn" svg:font-family="MinionPro-SemiboldCn" style:font-family-generic="roman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1.B1" style:family="table-cell">
      <style:table-cell-properties fo:padding="0.097cm" fo:border="0.5pt solid #000000"/>
    </style:style>
    <style:style style:name="Tabulka1.A2" style:family="table-cell">
      <style:table-cell-properties fo:padding="0.097cm" fo:border-left="0.5pt solid #000000" fo:border-right="none" fo:border-top="none" fo:border-bottom="0.5pt solid #000000"/>
    </style:style>
    <style:style style:name="Tabulka1.B2" style:family="table-cell">
      <style:table-cell-properties fo:padding="0.097cm" fo:border-left="0.5pt solid #000000" fo:border-right="0.5pt solid #000000" fo:border-top="none" fo:border-bottom="0.5pt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B1" style:family="table-cell">
      <style:table-cell-properties fo:padding="0.097cm" fo:border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6dde9"/>
    </style:style>
    <style:style style:name="P2" style:family="paragraph" style:parent-style-name="Standard">
      <style:paragraph-properties fo:text-align="start" style:justify-single-word="false"/>
      <style:text-properties officeooo:paragraph-rsid="0008cb7f"/>
    </style:style>
    <style:style style:name="P3" style:family="paragraph" style:parent-style-name="Standard">
      <style:text-properties officeooo:paragraph-rsid="0008cb7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MinionPro-SemiboldCn" fo:font-size="11.5pt" fo:font-weight="bold" officeooo:paragraph-rsid="0006dde9" style:font-size-asian="11.5pt" style:font-weight-asian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MinionPro-SemiboldCn" fo:font-size="11.5pt" fo:font-weight="bold" officeooo:paragraph-rsid="0008cb7f" style:font-size-asian="11.5pt" style:font-weight-asian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MinionPro-SemiboldCn" fo:font-size="11.5pt" fo:font-weight="bold" officeooo:rsid="0008cb7f" officeooo:paragraph-rsid="0008cb7f" style:font-size-asian="11.5pt" style:font-weight-asian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MinionPro-SemiboldCn" fo:font-size="11.5pt" fo:font-weight="bold" officeooo:rsid="0008cb7f" officeooo:paragraph-rsid="000a2669" style:font-size-asian="11.5pt" style:font-weight-asian="bold"/>
    </style:style>
    <style:style style:name="P8" style:family="paragraph" style:parent-style-name="Standard">
      <style:text-properties fo:color="#000000" loext:opacity="100%" style:font-name="MinionPro-SemiboldCn" fo:font-size="11.5pt" fo:font-weight="bold" officeooo:rsid="0008cb7f" officeooo:paragraph-rsid="0008cb7f" style:font-size-asian="11.5pt" style:font-weight-asian="bold"/>
    </style:style>
    <style:style style:name="P9" style:family="paragraph" style:parent-style-name="Standard">
      <style:text-properties fo:color="#000000" loext:opacity="100%" style:font-name="MinionPro-SemiboldCn" fo:font-size="11.5pt" fo:font-weight="bold" officeooo:rsid="0008cb7f" officeooo:paragraph-rsid="000b63f2" style:font-size-asian="11.5pt" style:font-weight-asian="bold"/>
    </style:style>
    <style:style style:name="P10" style:family="paragraph" style:parent-style-name="Standard">
      <style:paragraph-properties fo:text-align="start" style:justify-single-word="false"/>
      <style:text-properties officeooo:paragraph-rsid="000a2669"/>
    </style:style>
    <style:style style:name="P11" style:family="paragraph" style:parent-style-name="Standard">
      <style:paragraph-properties fo:text-align="start" style:justify-single-word="false"/>
      <style:text-properties officeooo:paragraph-rsid="000b63f2"/>
    </style:style>
    <style:style style:name="T1" style:family="text">
      <style:text-properties fo:color="#000000" loext:opacity="100%" style:font-name="MinionPro-SemiboldCn" fo:font-size="11.5pt" fo:font-weight="bold" style:font-size-asian="11.5pt" style:font-weight-asian="bold"/>
    </style:style>
    <style:style style:name="T2" style:family="text">
      <style:text-properties fo:color="#000000" loext:opacity="100%" style:font-name="MinionPro-SemiboldCn" fo:font-size="11.5pt" fo:font-weight="bold" officeooo:rsid="0006dde9" style:font-size-asian="11.5pt" style:font-weight-asian="bold"/>
    </style:style>
    <style:style style:name="T3" style:family="text">
      <style:text-properties fo:color="#000000" loext:opacity="100%" style:font-name="MinionPro-SemiboldCn" fo:font-size="11.5pt" fo:font-weight="bold" officeooo:rsid="0008cb7f" style:font-size-asian="11.5pt" style:font-weight-asian="bold"/>
    </style:style>
    <style:style style:name="T4" style:family="text">
      <style:text-properties fo:color="#000000" loext:opacity="100%" style:font-name="MinionPro-SemiboldCn" fo:font-size="11.5pt" fo:font-weight="bold" style:font-size-asian="11.5pt" style:font-weight-asian="bold"/>
    </style:style>
    <style:style style:name="T5" style:family="text">
      <style:text-properties fo:color="#000000" loext:opacity="100%" style:font-name="MinionPro-SemiboldCn" fo:font-size="11.5pt" fo:font-weight="bold" officeooo:rsid="000b63f2" style:font-size-asian="11.5pt" style:font-weight-asian="bold"/>
    </style:style>
    <style:style style:name="T6" style:family="text">
      <style:text-properties fo:color="#004d4d" loext:opacity="100%" style:font-name="ChermPoster" fo:font-size="10pt" style:font-size-asian="10pt"/>
    </style:style>
    <style:style style:name="T7" style:family="text">
      <style:text-properties fo:color="#004d4d" loext:opacity="100%" style:font-name="ChermPos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leLine2421270649968">
          <table:table-cell table:style-name="Tabulka1.A1" office:value-type="string">
            <text:p text:style-name="P1"><text:span text:style-name="T1">Nový občanský rok</text:span><text:span text:style-name="T6"> </text:span></text:p>
          </table:table-cell>
          <table:table-cell table:style-name="Tabulka1.B1" office:value-type="string">
            <text:p text:style-name="P4">1. 1.</text:p>
          </table:table-cell>
        </table:table-row>
        <table:table-row table:style-name="TableLine2421270653136">
          <table:table-cell table:style-name="Tabulka1.A2" office:value-type="string">
            <text:p text:style-name="P4">obřezání Páně</text:p>
          </table:table-cell>
          <table:table-cell table:style-name="Tabulka1.B2" office:value-type="string">
            <text:p text:style-name="P4">1. 1.</text:p>
          </table:table-cell>
        </table:table-row>
        <table:table-row table:style-name="TableLine2421270636432">
          <table:table-cell table:style-name="Tabulka1.A2" office:value-type="string">
            <text:p text:style-name="P4">Zjevení Páně (Epifanie)</text:p>
          </table:table-cell>
          <table:table-cell table:style-name="Tabulka1.B2" office:value-type="string">
            <text:p text:style-name="P4">6. 1.</text:p>
          </table:table-cell>
        </table:table-row>
        <table:table-row table:style-name="TableLine2421270662064">
          <table:table-cell table:style-name="Tabulka1.A2" office:value-type="string">
            <text:p text:style-name="P4">Pravoslavné Vánoce</text:p>
          </table:table-cell>
          <table:table-cell table:style-name="Tabulka1.B2" office:value-type="string">
            <text:p text:style-name="P4">7. — 8. 1.</text:p>
          </table:table-cell>
        </table:table-row>
        <table:table-row table:style-name="TableLine2421270662352">
          <table:table-cell table:style-name="Tabulka1.A2" office:value-type="string">
            <text:p text:style-name="P4">Pravoslavný Nový rok — obřezání Páně</text:p>
          </table:table-cell>
          <table:table-cell table:style-name="Tabulka1.B2" office:value-type="string">
            <text:p text:style-name="P4">14. 1.</text:p>
          </table:table-cell>
        </table:table-row>
        <table:table-row table:style-name="TableLine2421270666096">
          <table:table-cell table:style-name="Tabulka1.A2" office:value-type="string">
            <text:p text:style-name="P4">Makar šankranti — zimní slunovrat, návrat světla moudrosti</text:p>
          </table:table-cell>
          <table:table-cell table:style-name="Tabulka1.B2" office:value-type="string">
            <text:p text:style-name="P4">14. 1.</text:p>
          </table:table-cell>
        </table:table-row>
        <table:table-row table:style-name="TableLine2421270663504">
          <table:table-cell table:style-name="Tabulka1.A2" office:value-type="string">
            <text:p text:style-name="P4">Tu bišvat — Nový rok stromů</text:p>
          </table:table-cell>
          <table:table-cell table:style-name="Tabulka1.B2" office:value-type="string">
            <text:p text:style-name="P4">17. 1.</text:p>
          </table:table-cell>
        </table:table-row>
        <table:table-row table:style-name="TableLine2421270662640">
          <table:table-cell table:style-name="Tabulka1.A2" office:value-type="string">
            <text:p text:style-name="P4">Nový rok mahájánového buddhismu</text:p>
          </table:table-cell>
          <table:table-cell table:style-name="Tabulka1.B2" office:value-type="string">
            <text:p text:style-name="P4">18. 1.</text:p>
          </table:table-cell>
        </table:table-row>
        <table:table-row table:style-name="TableLine2421270664368">
          <table:table-cell table:style-name="Tabulka1.A2" office:value-type="string">
            <text:p text:style-name="P4">Týden modliteb za jednotu křesťanů</text:p>
          </table:table-cell>
          <table:table-cell table:style-name="Tabulka1.B2" office:value-type="string">
            <text:p text:style-name="P4">18. — 25. 1.</text:p>
          </table:table-cell>
        </table:table-row>
        <table:table-row table:style-name="TableLine2421270657744">
          <table:table-cell table:style-name="Tabulka1.A2" office:value-type="string">
            <text:p text:style-name="P4">Zjevení Páně pravoslavných církví</text:p>
          </table:table-cell>
          <table:table-cell table:style-name="Tabulka1.B2" office:value-type="string">
            <text:p text:style-name="P4">19. 1.</text:p>
          </table:table-cell>
        </table:table-row>
        <table:table-row table:style-name="TableLine2421270656592">
          <table:table-cell table:style-name="Tabulka1.A2" office:value-type="string">
            <text:p text:style-name="P4">Arménské Vánoce</text:p>
          </table:table-cell>
          <table:table-cell table:style-name="Tabulka1.B2" office:value-type="string">
            <text:p text:style-name="P4">19. — 20. 1.</text:p>
          </table:table-cell>
        </table:table-row>
        <table:table-row table:style-name="TableLine2421270662928">
          <table:table-cell table:style-name="Tabulka1.A2" office:value-type="string">
            <text:p text:style-name="P4">Mezinárodní den památky obětí holocaustu</text:p>
          </table:table-cell>
          <table:table-cell table:style-name="Tabulka1.B2" office:value-type="string">
            <text:p text:style-name="P4">27. 1.</text:p>
          </table:table-cell>
        </table:table-row>
        <table:table-row table:style-name="TableLine2421270664656">
          <table:table-cell table:style-name="Tabulka1.A2" office:value-type="string">
            <text:p text:style-name="P4">Týden mezináboženské harmonie</text:p>
          </table:table-cell>
          <table:table-cell table:style-name="Tabulka1.B2" office:value-type="string">
            <text:p text:style-name="P4">1. — 7. 2.</text:p>
          </table:table-cell>
        </table:table-row>
        <table:table-row table:style-name="TableLine2421270658032">
          <table:table-cell table:style-name="Tabulka1.A2" office:value-type="string">
            <text:p text:style-name="P4">Den mezilidského bratrství</text:p>
          </table:table-cell>
          <table:table-cell table:style-name="Tabulka1.B2" office:value-type="string">
            <text:p text:style-name="P4">4. 2.</text:p>
          </table:table-cell>
        </table:table-row>
        <table:table-row table:style-name="TableLine2421270661488">
          <table:table-cell table:style-name="Tabulka1.A2" office:value-type="string">
            <text:p text:style-name="P4">Vasant pančamí — oslava začátku jara</text:p>
          </table:table-cell>
          <table:table-cell table:style-name="Tabulka1.B2" office:value-type="string">
            <text:p text:style-name="P4">5. 2.</text:p>
          </table:table-cell>
        </table:table-row>
        <table:table-row table:style-name="TableLine2421270660624">
          <table:table-cell table:style-name="Tabulka1.A2" office:value-type="string">
            <text:p text:style-name="P4">Den parinirvány</text:p>
          </table:table-cell>
          <table:table-cell table:style-name="Tabulka1.B2" office:value-type="string">
            <text:p text:style-name="P4">15. 2. </text:p>
          </table:table-cell>
        </table:table-row>
        <table:table-row table:style-name="TableLine2421270667248">
          <table:table-cell table:style-name="Tabulka1.A2" office:value-type="string">
            <text:p text:style-name="P4">Mágha púdža — shromáždění osvícených kolem Buddhy</text:p>
          </table:table-cell>
          <table:table-cell table:style-name="Tabulka1.B2" office:value-type="string">
            <text:p text:style-name="P4">16. 2.</text:p>
          </table:table-cell>
        </table:table-row>
        <table:table-row table:style-name="TableLine2421270667536">
          <table:table-cell table:style-name="Tabulka1.A2" office:value-type="string">
            <text:p text:style-name="P4">Mahášivarátrí — Šivova noc</text:p>
          </table:table-cell>
          <table:table-cell table:style-name="Tabulka1.B2" office:value-type="string">
            <text:p text:style-name="P4">18. 2.</text:p>
          </table:table-cell>
        </table:table-row>
        <table:table-row table:style-name="TableLine2421270656304">
          <table:table-cell table:style-name="Tabulka1.A2" office:value-type="string">
            <text:p text:style-name="P4">Losar — tibetský nový rok</text:p>
          </table:table-cell>
          <table:table-cell table:style-name="Tabulka1.B2" office:value-type="string">
            <text:p text:style-name="P4">21. 2.</text:p>
          </table:table-cell>
        </table:table-row>
        <table:table-row table:style-name="TableLine2421270666672">
          <table:table-cell table:style-name="Tabulka1.A2" office:value-type="string">
            <text:p text:style-name="P4">čínský a vietnamský nový rok</text:p>
          </table:table-cell>
          <table:table-cell table:style-name="Tabulka1.B2" office:value-type="string">
            <text:p text:style-name="P4">21. 2. </text:p>
          </table:table-cell>
        </table:table-row>
        <table:table-row table:style-name="TableLine2421270663216">
          <table:table-cell table:style-name="Tabulka1.A2" office:value-type="string">
            <text:p text:style-name="P4">Isrá´ mi´rádž — zázračná cesta Muhammada z Jeruzaléma do nebe</text:p>
          </table:table-cell>
          <table:table-cell table:style-name="Tabulka1.B2" office:value-type="string">
            <text:p text:style-name="P4">1. 3.</text:p>
          </table:table-cell>
        </table:table-row>
        <table:table-row table:style-name="TableLine2421270664944">
          <table:table-cell table:style-name="Tabulka1.A2" office:value-type="string">
            <text:p text:style-name="P4">Purim</text:p>
          </table:table-cell>
          <table:table-cell table:style-name="Tabulka1.B2" office:value-type="string">
            <text:p text:style-name="P4">17. 3.</text:p>
          </table:table-cell>
        </table:table-row>
        <table:table-row table:style-name="TableLine2421270668112">
          <table:table-cell table:style-name="Tabulka1.A2" office:value-type="string">
            <text:p text:style-name="P4">Šušan Purim (oslava Purimu v městech, která měla dřív hradby)</text:p>
          </table:table-cell>
          <table:table-cell table:style-name="Tabulka1.B2" office:value-type="string">
            <text:p text:style-name="P4">18. 3.</text:p>
          </table:table-cell>
        </table:table-row>
        <table:table-row table:style-name="TableLine2421270660912">
          <table:table-cell table:style-name="Tabulka1.A2" office:value-type="string">
            <text:p text:style-name="P4">Mezinárodní den proti rasismu</text:p>
          </table:table-cell>
          <table:table-cell table:style-name="Tabulka1.B2" office:value-type="string">
            <text:p text:style-name="P4">21. 3.</text:p>
          </table:table-cell>
        </table:table-row>
        <table:table-row table:style-name="TableLine2421270655728">
          <table:table-cell table:style-name="Tabulka1.A2" office:value-type="string">
            <text:p text:style-name="P4">Mezinárodní týdny proti rasismu</text:p>
          </table:table-cell>
          <table:table-cell table:style-name="Tabulka1.B2" office:value-type="string">
            <text:p text:style-name="P4">21. — 28. 3.</text:p>
          </table:table-cell>
        </table:table-row>
        <table:table-row table:style-name="TableLine2421270665232">
          <table:table-cell table:style-name="Tabulka1.A2" office:value-type="string">
            <text:p text:style-name="P4">Zvěstování panně Marii</text:p>
          </table:table-cell>
          <table:table-cell table:style-name="Tabulka1.B2" office:value-type="string">
            <text:p text:style-name="P4">25. 3.</text:p>
          </table:table-cell>
        </table:table-row>
        <table:table-row table:style-name="TableLine2421270663792">
          <table:table-cell table:style-name="Tabulka1.A2" office:value-type="string">
            <text:p text:style-name="P4">Hólí — vítězství dobra nad zlem, svátek barev</text:p>
          </table:table-cell>
          <table:table-cell table:style-name="Tabulka1.B2" office:value-type="string">
            <text:p text:style-name="P4">19. 3. </text:p>
          </table:table-cell>
        </table:table-row>
        <table:table-row table:style-name="TableLine2421270665808">
          <table:table-cell table:style-name="Tabulka1.A2" office:value-type="string">
            <text:p text:style-name="P4">Ramadán — postní měsíc</text:p>
          </table:table-cell>
          <table:table-cell table:style-name="Tabulka1.B2" office:value-type="string">
            <text:p text:style-name="P4">2. 4. — 2. 5.</text:p>
          </table:table-cell>
        </table:table-row>
        <table:table-row table:style-name="TableLine2421270656016">
          <table:table-cell table:style-name="Tabulka1.A2" office:value-type="string">
            <text:p text:style-name="P4">Mezinárodní den Romů</text:p>
          </table:table-cell>
          <table:table-cell table:style-name="Tabulka1.B2" office:value-type="string">
            <text:p text:style-name="P4">8. 4. </text:p>
          </table:table-cell>
        </table:table-row>
        <table:table-row table:style-name="TableLine2421270658320">
          <table:table-cell table:style-name="Tabulka1.A2" office:value-type="string">
            <text:p text:style-name="P4">Hana macuri / Vesak — Buddhovo narození, duchovní probuzení a vstup do parinir vány</text:p>
          </table:table-cell>
          <table:table-cell table:style-name="Tabulka1.B2" office:value-type="string">
            <text:p text:style-name="P4">8. 4.</text:p>
          </table:table-cell>
        </table:table-row>
        <table:table-row table:style-name="TableLine2421270657456">
          <table:table-cell table:style-name="Tabulka1.A2" office:value-type="string">
            <text:p text:style-name="P4">Květná neděle</text:p>
          </table:table-cell>
          <table:table-cell table:style-name="Tabulka1.B2" office:value-type="string">
            <text:p text:style-name="P4">10. 4.</text:p>
          </table:table-cell>
        </table:table-row>
        <text:soft-page-break/>
        <table:table-row table:style-name="TableLine2421270656880">
          <table:table-cell table:style-name="Tabulka1.A2" office:value-type="string">
            <text:p text:style-name="P4">Rámnavámi — narozeniny Šrí Rámy</text:p>
          </table:table-cell>
          <table:table-cell table:style-name="Tabulka1.B2" office:value-type="string">
            <text:p text:style-name="P4">10. 4.</text:p>
          </table:table-cell>
        </table:table-row>
        <table:table-row table:style-name="TableLine2421270666384">
          <table:table-cell table:style-name="Tabulka1.A2" office:value-type="string">
            <text:p text:style-name="P4">Velký Pátek</text:p>
          </table:table-cell>
          <table:table-cell table:style-name="Tabulka1.B2" office:value-type="string">
            <text:p text:style-name="P4">15. 4.</text:p>
          </table:table-cell>
        </table:table-row>
        <table:table-row table:style-name="TableLine2421270654864">
          <table:table-cell table:style-name="Tabulka1.A2" office:value-type="string">
            <text:p text:style-name="P4">Samaritánský Pesach</text:p>
          </table:table-cell>
          <table:table-cell table:style-name="Tabulka1.B2" office:value-type="string">
            <text:p text:style-name="P4">15. 4.</text:p>
          </table:table-cell>
        </table:table-row>
        <table:table-row table:style-name="TableLine2421270664080">
          <table:table-cell table:style-name="Tabulka1.A2" office:value-type="string">
            <text:p text:style-name="P4">Pesach</text:p>
          </table:table-cell>
          <table:table-cell table:style-name="Tabulka1.B2" office:value-type="string">
            <text:p text:style-name="P4">16. — 23. 4.</text:p>
          </table:table-cell>
        </table:table-row>
        <table:table-row table:style-name="TableLine2421270658608">
          <table:table-cell table:style-name="Tabulka1.A2" office:value-type="string">
            <text:p text:style-name="P4">Nový rok théravádového buddhismu</text:p>
          </table:table-cell>
          <table:table-cell table:style-name="Tabulka1.B2" office:value-type="string">
            <text:p text:style-name="P4">16. 4.</text:p>
          </table:table-cell>
        </table:table-row>
        <table:table-row table:style-name="TableLine2421270665520">
          <table:table-cell table:style-name="Tabulka1.A2" office:value-type="string">
            <text:p text:style-name="P4">Hanumán džajantí — narozeniny Hanumána</text:p>
          </table:table-cell>
          <table:table-cell table:style-name="Tabulka1.B2" office:value-type="string">
            <text:p text:style-name="P4">16. 4.</text:p>
          </table:table-cell>
        </table:table-row>
        <table:table-row table:style-name="TableLine2421270661200">
          <table:table-cell table:style-name="Tabulka1.A2" office:value-type="string">
            <text:p text:style-name="P4">Velikonoční neděle</text:p>
          </table:table-cell>
          <table:table-cell table:style-name="Tabulka1.B2" office:value-type="string">
            <text:p text:style-name="P4">17. 4.</text:p>
          </table:table-cell>
        </table:table-row>
        <table:table-row table:style-name="TableLine2421270659760">
          <table:table-cell table:style-name="Tabulka1.A2" office:value-type="string">
            <text:p text:style-name="P4">Květná neděle</text:p>
          </table:table-cell>
          <table:table-cell table:style-name="Tabulka1.B2" office:value-type="string">
            <text:p text:style-name="P4">17. 4.</text:p>
          </table:table-cell>
        </table:table-row>
        <table:table-row table:style-name="TableLine2421270666960">
          <table:table-cell table:style-name="Tabulka1.A2" office:value-type="string">
            <text:p text:style-name="P4">Velikonoční pondělí</text:p>
          </table:table-cell>
          <table:table-cell table:style-name="Tabulka1.B2" office:value-type="string">
            <text:p text:style-name="P4">18. 4.</text:p>
          </table:table-cell>
        </table:table-row>
        <table:table-row table:style-name="TableLine2421270667824">
          <table:table-cell table:style-name="Tabulka1.A2" office:value-type="string">
            <text:p text:style-name="P4">Velký Pátek</text:p>
          </table:table-cell>
          <table:table-cell table:style-name="Tabulka1.B2" office:value-type="string">
            <text:p text:style-name="P4">22. 4.</text:p>
          </table:table-cell>
        </table:table-row>
        <table:table-row table:style-name="TableLine2421270657168">
          <table:table-cell table:style-name="Tabulka1.A2" office:value-type="string">
            <text:p text:style-name="P4">Velikonoční neděle</text:p>
          </table:table-cell>
          <table:table-cell table:style-name="Tabulka1.B2" office:value-type="string">
            <text:p text:style-name="P4">24. 4.</text:p>
          </table:table-cell>
        </table:table-row>
        <table:table-row table:style-name="TableLine2421270668400">
          <table:table-cell table:style-name="Tabulka1.A2" office:value-type="string">
            <text:p text:style-name="P4">Velikonoční pondělí</text:p>
          </table:table-cell>
          <table:table-cell table:style-name="Tabulka1.B2" office:value-type="string">
            <text:p text:style-name="P4">25. 4.</text:p>
          </table:table-cell>
        </table:table-row>
        <table:table-row table:style-name="TableLine2421270658896">
          <table:table-cell table:style-name="Tabulka1.A2" office:value-type="string">
            <text:p text:style-name="P4">Nabi Sueib</text:p>
          </table:table-cell>
          <table:table-cell table:style-name="Tabulka1.B2" office:value-type="string">
            <text:p text:style-name="P4">26. — 28. 4.</text:p>
          </table:table-cell>
        </table:table-row>
        <table:table-row table:style-name="TableLine2421270659184">
          <table:table-cell table:style-name="Tabulka1.A2" office:value-type="string">
            <text:p text:style-name="P4">Íd al-Fitr — Svátek přerušení půstu</text:p>
          </table:table-cell>
          <table:table-cell table:style-name="Tabulka1.B2" office:value-type="string">
            <text:p text:style-name="P4">3. — 5. 5.</text:p>
          </table:table-cell>
        </table:table-row>
        <table:table-row table:style-name="TableLine2421270659472">
          <table:table-cell table:style-name="Tabulka1.A2" office:value-type="string">
            <text:p text:style-name="P4">Den vítězství</text:p>
          </table:table-cell>
          <table:table-cell table:style-name="Tabulka1.B2" office:value-type="string">
            <text:p text:style-name="P4">8. 5.</text:p>
          </table:table-cell>
        </table:table-row>
        <table:table-row table:style-name="TableLine2421270661776">
          <table:table-cell table:style-name="Tabulka1.A2" office:value-type="string">
            <text:p text:style-name="P5">Saga Dawa — narození, probuzení a vstup do parinirvány Buddhy Šákjamuniho (tibetský buddhismus)</text:p>
          </table:table-cell>
          <table:table-cell table:style-name="Tabulka1.B2" office:value-type="string">
            <text:p text:style-name="P5">8. 5.</text:p>
          </table:table-cell>
        </table:table-row>
        <table:table-row table:style-name="TableLine2421270660048">
          <table:table-cell table:style-name="Tabulka1.A2" office:value-type="string">
            <text:p text:style-name="P5">Den matek</text:p>
          </table:table-cell>
          <table:table-cell table:style-name="Tabulka1.B2" office:value-type="string">
            <text:p text:style-name="P5">8. 5.</text:p>
          </table:table-cell>
        </table:table-row>
        <table:table-row table:style-name="TableLine2421270654576">
          <table:table-cell table:style-name="Tabulka1.A2" office:value-type="string">
            <text:p text:style-name="P5">Nrsimha čaturdaší — svátek inkarnace Višnua</text:p>
          </table:table-cell>
          <table:table-cell table:style-name="Tabulka1.B2" office:value-type="string">
            <text:p text:style-name="P5">15. 5.</text:p>
          </table:table-cell>
        </table:table-row>
        <table:table-row table:style-name="TableLine2421270655152">
          <table:table-cell table:style-name="Tabulka1.A2" office:value-type="string">
            <text:p text:style-name="P5">Den IDAHO — Mezinárodní den proti homofobii, transfobii a bifobii</text:p>
          </table:table-cell>
          <table:table-cell table:style-name="Tabulka1.B2" office:value-type="string">
            <text:p text:style-name="P5">17. 5.</text:p>
          </table:table-cell>
        </table:table-row>
        <table:table-row table:style-name="TableLine2421270660336">
          <table:table-cell table:style-name="Tabulka1.A2" office:value-type="string">
            <text:p text:style-name="P5">Lag baomer — výročí konce epidemie mezi žáky rabiho Akivy</text:p>
          </table:table-cell>
          <table:table-cell table:style-name="Tabulka1.B2" office:value-type="string">
            <text:p text:style-name="P5">19. 5.</text:p>
          </table:table-cell>
        </table:table-row>
        <table:table-row table:style-name="TableLine2421270655440">
          <table:table-cell table:style-name="Tabulka1.A2" office:value-type="string">
            <text:p text:style-name="P2"><text:span text:style-name="T1">Je</text:span><text:span text:style-name="T2">ž</text:span><text:span text:style-name="T1">íšovo nanebevstoupen</text:span><text:span text:style-name="T3">í</text:span></text:p>
          </table:table-cell>
          <table:table-cell table:style-name="Tabulka1.B2" office:value-type="string">
            <text:p text:style-name="P6">26. 5.</text:p>
          </table:table-cell>
        </table:table-row>
        <table:table-row table:style-name="TableLine2421263216368">
          <table:table-cell table:style-name="Tabulka1.A2" office:value-type="string">
            <text:p text:style-name="P5">Ježíšovo nanebevstoupení</text:p>
          </table:table-cell>
          <table:table-cell table:style-name="Tabulka1.B2" office:value-type="string">
            <text:p text:style-name="P5">2. 6.</text:p>
          </table:table-cell>
        </table:table-row>
        <table:table-row table:style-name="TableLine2421263218384">
          <table:table-cell table:style-name="Tabulka1.A2" office:value-type="string">
            <text:p text:style-name="P5">Svatodušní neděle</text:p>
          </table:table-cell>
          <table:table-cell table:style-name="Tabulka1.B2" office:value-type="string">
            <text:p text:style-name="P5">5. 6.</text:p>
          </table:table-cell>
        </table:table-row>
        <table:table-row table:style-name="TableLine2421263213200">
          <table:table-cell table:style-name="Tabulka1.A2" office:value-type="string">
            <text:p text:style-name="P5">Šavuot</text:p>
          </table:table-cell>
          <table:table-cell table:style-name="Tabulka1.B2" office:value-type="string">
            <text:p text:style-name="P5">5. — 6. 6.</text:p>
          </table:table-cell>
        </table:table-row>
        <table:table-row table:style-name="TableLine2421263213776">
          <table:table-cell table:style-name="Tabulka1.A2" office:value-type="string">
            <text:p text:style-name="P5">Corpus Christi</text:p>
          </table:table-cell>
          <table:table-cell table:style-name="Tabulka1.B2" office:value-type="string">
            <text:p text:style-name="P5">16. 6.</text:p>
          </table:table-cell>
        </table:table-row>
        <table:table-row table:style-name="TableLine2421302653328">
          <table:table-cell table:style-name="Tabulka1.A2" office:value-type="string">
            <text:p text:style-name="P3"><text:span text:style-name="T1">Den otc</text:span><text:span text:style-name="T3">ů</text:span></text:p>
          </table:table-cell>
          <table:table-cell table:style-name="Tabulka1.B2" office:value-type="string">
            <text:p text:style-name="P8">19. 6.</text:p>
          </table:table-cell>
        </table:table-row>
      </table:table>
      <table:table table:name="Tabulka2" table:style-name="Tabulka2">
        <table:table-column table:style-name="Tabulka2.A" table:number-columns-repeated="2"/>
        <table:table-row table:style-name="TableLine2421483245456">
          <table:table-cell table:style-name="Tabulka2.A1" office:value-type="string">
            <text:p text:style-name="P7">Konstantin a Metoděj</text:p>
          </table:table-cell>
          <table:table-cell table:style-name="Tabulka2.B1" office:value-type="string">
            <text:p text:style-name="P7">5. 7.</text:p>
          </table:table-cell>
        </table:table-row>
        <table:table-row table:style-name="TableLine2421483245456">
          <table:table-cell table:style-name="Tabulka2.A2" office:value-type="string">
            <text:p text:style-name="P10"><text:span text:style-name="T1">Mistr Jan Hus</text:span></text:p>
          </table:table-cell>
          <table:table-cell table:style-name="Tabulka2.B2" office:value-type="string">
            <text:p text:style-name="P10"><text:span text:style-name="T1">6. 7.</text:span></text:p>
          </table:table-cell>
        </table:table-row>
        <table:table-row table:style-name="TableLine2421483245456">
          <table:table-cell table:style-name="Tabulka2.A2" office:value-type="string">
            <text:p text:style-name="P10"><text:span text:style-name="T1">Den Arafa — připomínka vrcholící pouti do Mekky a poutníků stojících na planině Arafat</text:span></text:p>
          </table:table-cell>
          <table:table-cell table:style-name="Tabulka2.B2" office:value-type="string">
            <text:p text:style-name="P10"><text:span text:style-name="T1">8. — 9. 7.</text:span></text:p>
          </table:table-cell>
        </table:table-row>
        <table:table-row table:style-name="TableLine2421483245456">
          <table:table-cell table:style-name="Tabulka2.A2" office:value-type="string">
            <text:p text:style-name="P10"><text:span text:style-name="T1">Íd al-Adhá — Svátek oběti (na připomínku Abrahamovy oběti berana místo syna) 9. — 12. 7. </text:span></text:p>
          </table:table-cell>
          <table:table-cell table:style-name="Tabulka2.B2" office:value-type="string">
            <text:p text:style-name="Standard"/>
          </table:table-cell>
        </table:table-row>
        <text:soft-page-break/>
        <table:table-row table:style-name="TableLine2421483245456">
          <table:table-cell table:style-name="Tabulka2.A2" office:value-type="string">
            <text:p text:style-name="P10"><text:span text:style-name="T1">Asalha púdža (den dharmy) — první vyučování Buddhy v indickém Sarnátu</text:span></text:p>
          </table:table-cell>
          <table:table-cell table:style-name="Tabulka2.B2" office:value-type="string">
            <text:p text:style-name="P10"><text:span text:style-name="T1">13. 7. 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Guru púrnimá — oslava dne, kdy na Zem poprvé dopadlo světlo, den duchovních učitelů</text:span></text:p>
          </table:table-cell>
          <table:table-cell table:style-name="Tabulka2.B2" office:value-type="string">
            <text:p text:style-name="P11"><text:span text:style-name="T1">13. 7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5">17. </text:span><text:span text:style-name="T1">tamuz — výročí prolomení hradeb při obléhání Jeruzaléma Babylóňany (2Kr 25,3—4)</text:span></text:p>
          </table:table-cell>
          <table:table-cell table:style-name="Tabulka2.B2" office:value-type="string">
            <text:p text:style-name="P11"><text:span text:style-name="T1">16. 7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Muharam — Nový rok 1444 podle islámského kalendáře</text:span></text:p>
          </table:table-cell>
          <table:table-cell table:style-name="Tabulka2.B2" office:value-type="string">
            <text:p text:style-name="P11"><text:span text:style-name="T1">30. 7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Den holocaustu Sinti a Romů</text:span></text:p>
          </table:table-cell>
          <table:table-cell table:style-name="Tabulka2.B2" office:value-type="string">
            <text:p text:style-name="P11"><text:span text:style-name="T1">2. 8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Tiša be-av — výročí zničení 1. a 2. jeruzalémského chrámu (půst posunut na 7. 8.)</text:span></text:p>
          </table:table-cell>
          <table:table-cell table:style-name="Tabulka2.B2" office:value-type="string">
            <text:p text:style-name="P11"><text:span text:style-name="T1">6. 8. 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Ašura — den, kdy Alláh zachránil Mojžíše a jeho lid z rukou faraona a jeho armády</text:span></text:p>
          </table:table-cell>
          <table:table-cell table:style-name="Tabulka2.B2" office:value-type="string">
            <text:p text:style-name="P11"><text:span text:style-name="T1">8. — 9. 8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Rakša bandhan — „ochranná pouta“, oslava sourozeneckých vztahů</text:span></text:p>
          </table:table-cell>
          <table:table-cell table:style-name="Tabulka2.B2" office:value-type="string">
            <text:p text:style-name="P11"><text:span text:style-name="T1">11. 8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O-Bon — japonský svátek zesnulých</text:span></text:p>
          </table:table-cell>
          <table:table-cell table:style-name="Tabulka2.B2" office:value-type="string">
            <text:p text:style-name="P11"><text:span text:style-name="T1">13. — 15. 8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Šrí Krišna džanmáštamí — Krišnovy narozeniny</text:span></text:p>
          </table:table-cell>
          <table:table-cell table:style-name="Tabulka2.B2" office:value-type="string">
            <text:p text:style-name="P11"><text:span text:style-name="T1">18. — 19. 8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Ganéša čaturthi — Ganéšovy narozeniny</text:span></text:p>
          </table:table-cell>
          <table:table-cell table:style-name="Tabulka2.B2" office:value-type="string">
            <text:p text:style-name="P11"><text:span text:style-name="T1">31. 8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Rádháštamí — den zjevení Šrímatí Rádhárání</text:span></text:p>
          </table:table-cell>
          <table:table-cell table:style-name="Tabulka2.B2" office:value-type="string">
            <text:p text:style-name="P11"><text:span text:style-name="T1">4. 9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Mezinárodní den míru</text:span></text:p>
          </table:table-cell>
          <table:table-cell table:style-name="Tabulka2.B2" office:value-type="string">
            <text:p text:style-name="P11"><text:span text:style-name="T1">21. 9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Roš hašana — Nový rok 5783</text:span></text:p>
          </table:table-cell>
          <table:table-cell table:style-name="Tabulka2.B2" office:value-type="string">
            <text:p text:style-name="P11"><text:span text:style-name="T1">26. — 27. 9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Navarátrí — „devět nocí“, festival k oslavě bohyně Durgy</text:span></text:p>
          </table:table-cell>
          <table:table-cell table:style-name="Tabulka2.B2" office:value-type="string">
            <text:p text:style-name="P11"><text:span text:style-name="T1">26. 9. — 5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sv. Václav</text:span></text:p>
          </table:table-cell>
          <table:table-cell table:style-name="Tabulka2.B2" office:value-type="string">
            <text:p text:style-name="P11"><text:span text:style-name="T1">28. 9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Neděle díkčinění</text:span></text:p>
          </table:table-cell>
          <table:table-cell table:style-name="Tabulka2.B2" office:value-type="string">
            <text:p text:style-name="P11"><text:span text:style-name="T1">2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Jom kippur — Den smíření</text:span></text:p>
          </table:table-cell>
          <table:table-cell table:style-name="Tabulka2.B2" office:value-type="string">
            <text:p text:style-name="P11"><text:span text:style-name="T1">5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Mawlid — Muhammadovy narozeniny</text:span></text:p>
          </table:table-cell>
          <table:table-cell table:style-name="Tabulka2.B2" office:value-type="string">
            <text:p text:style-name="P11"><text:span text:style-name="T1">8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Kathina — měsíční svátek theravádového buddhismu, při němž světští buddhisté obdarovávají mnichy</text:span></text:p>
          </table:table-cell>
          <table:table-cell table:style-name="Tabulka2.B2" office:value-type="string">
            <text:p text:style-name="P11"><text:span text:style-name="T1">9. 10. — 8. 11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Sukot — Svátek stánků</text:span></text:p>
          </table:table-cell>
          <table:table-cell table:style-name="Tabulka2.B2" office:value-type="string">
            <text:p text:style-name="P11"><text:span text:style-name="T1">10. — 16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Simchat Tora — Radost z Tóry</text:span></text:p>
          </table:table-cell>
          <table:table-cell table:style-name="Tabulka2.B2" office:value-type="string">
            <text:p text:style-name="P11"><text:span text:style-name="T1">18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Díválí, Dípávalí — svátek světel, zapalovaných na počest bohyně Lakšmí</text:span></text:p>
          </table:table-cell>
          <table:table-cell table:style-name="Tabulka2.B2" office:value-type="string">
            <text:p text:style-name="P11"><text:span text:style-name="T1">24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Výročí vzniku ČSR</text:span></text:p>
          </table:table-cell>
          <table:table-cell table:style-name="Tabulka2.B2" office:value-type="string">
            <text:p text:style-name="P11"><text:span text:style-name="T1">28. 10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Den světové reformace</text:span></text:p>
          </table:table-cell>
          <table:table-cell table:style-name="Tabulka2.B2" office:value-type="string">
            <text:p text:style-name="P11"><text:span text:style-name="T1">31. 10.</text:span></text:p>
          </table:table-cell>
        </table:table-row>
        <text:soft-page-break/>
        <table:table-row table:style-name="TableLine2421483245456">
          <table:table-cell table:style-name="Tabulka2.A2" office:value-type="string">
            <text:p text:style-name="P11"><text:span text:style-name="T1">Den všech zesnulých svatých (dušičky)</text:span></text:p>
          </table:table-cell>
          <table:table-cell table:style-name="Tabulka2.B2" office:value-type="string">
            <text:p text:style-name="P11"><text:span text:style-name="T1">1. 11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Světový den romského jazyka</text:span></text:p>
          </table:table-cell>
          <table:table-cell table:style-name="Tabulka2.B2" office:value-type="string">
            <text:p text:style-name="P11"><text:span text:style-name="T1">5. 11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Lhabab düčhen — svátek sestoupení Buddhy z nebe Tušita</text:span></text:p>
          </table:table-cell>
          <table:table-cell table:style-name="Tabulka2.B2" office:value-type="string">
            <text:p text:style-name="P11"><text:span text:style-name="T1">15. 11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Den boje za svobodu a demokracii</text:span></text:p>
          </table:table-cell>
          <table:table-cell table:style-name="Tabulka2.B2" office:value-type="string">
            <text:p text:style-name="P11"><text:span text:style-name="T1">17. 11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1. adventní neděle</text:span></text:p>
          </table:table-cell>
          <table:table-cell table:style-name="Tabulka2.B2" office:value-type="string">
            <text:p text:style-name="P11"><text:span text:style-name="T1">27. 11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Advent</text:span></text:p>
          </table:table-cell>
          <table:table-cell table:style-name="Tabulka2.B2" office:value-type="string">
            <text:p text:style-name="P11"><text:span text:style-name="T1">27. 11.—24. 12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Den bódhi — připomínka Buddhova probuzení</text:span></text:p>
          </table:table-cell>
          <table:table-cell table:style-name="Tabulka2.B2" office:value-type="string">
            <text:p text:style-name="P11"><text:span text:style-name="T1">8. 12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Den lidských práv</text:span></text:p>
          </table:table-cell>
          <table:table-cell table:style-name="Tabulka2.B2" office:value-type="string">
            <text:p text:style-name="P11"><text:span text:style-name="T1">10. 12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Chanuka — svátek znovuposvěcení jeruzalémského chrámu</text:span></text:p>
          </table:table-cell>
          <table:table-cell table:style-name="Tabulka2.B2" office:value-type="string">
            <text:p text:style-name="P11"><text:span text:style-name="T1">19.12.—26.12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Štědrý večer</text:span></text:p>
          </table:table-cell>
          <table:table-cell table:style-name="Tabulka2.B2" office:value-type="string">
            <text:p text:style-name="P11"><text:span text:style-name="T1">24. 12.</text:span></text:p>
          </table:table-cell>
        </table:table-row>
        <table:table-row table:style-name="TableLine2421483245456">
          <table:table-cell table:style-name="Tabulka2.A2" office:value-type="string">
            <text:p text:style-name="P11"><text:span text:style-name="T1">Boží hod vánoční — první svátek vánoční</text:span></text:p>
          </table:table-cell>
          <table:table-cell table:style-name="Tabulka2.B2" office:value-type="string">
            <text:p text:style-name="P11"><text:span text:style-name="T1">25. 12.</text:span></text:p>
          </table:table-cell>
        </table:table-row>
        <table:table-row table:style-name="TableLine2421483245456">
          <table:table-cell table:style-name="Tabulka2.A2" office:value-type="string">
            <text:p text:style-name="P9">Druhý svátek vánoční</text:p>
          </table:table-cell>
          <table:table-cell table:style-name="Tabulka2.B2" office:value-type="string">
            <text:p text:style-name="P9">26. 12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hermPoster" svg:font-family="ChermPoste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ionPro-SemiboldCn" svg:font-family="MinionPro-SemiboldCn" style:font-family-generic="roma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07:47:50.100000000</meta:creation-date>
    <meta:editing-duration>PT1H48M22S</meta:editing-duration>
    <meta:editing-cycles>2</meta:editing-cycles>
    <meta:generator>LibreOffice/7.3.4.2$Windows_X86_64 LibreOffice_project/728fec16bd5f605073805c3c9e7c4212a0120dc5</meta:generator>
    <dc:date>2022-09-09T11:06:26.331000000</dc:date>
    <meta:document-statistic meta:table-count="2" meta:image-count="0" meta:object-count="0" meta:page-count="4" meta:paragraph-count="195" meta:word-count="686" meta:character-count="4020" meta:non-whitespace-character-count="3462"/>
  </office:meta>
</office:document-meta>
</file>